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line-height="200%"/>
      <style:text-properties fo:font-style="italic" style:font-style-asian="italic"/>
    </style:style>
    <style:style style:name="P3" style:parent-style-name="Standard" style:family="paragraph">
      <style:paragraph-properties fo:line-height="150%"/>
    </style:style>
    <style:style style:name="P4" style:parent-style-name="Standard" style:list-style-name="LFO1" style:family="paragraph"/>
    <style:style style:name="P5" style:parent-style-name="Standard" style:family="paragraph">
      <style:paragraph-properties fo:margin-left="0.2916in">
        <style:tab-stops/>
      </style:paragraph-properties>
    </style:style>
    <style:style style:name="T6" style:parent-style-name="Predvolenépísmoodseku" style:family="text">
      <style:text-properties style:font-weight-complex="bold"/>
    </style:style>
    <style:style style:name="P7" style:parent-style-name="Standard" style:family="paragraph">
      <style:text-properties style:font-weight-complex="bold"/>
    </style:style>
    <style:style style:name="P8" style:parent-style-name="Standard" style:family="paragraph">
      <style:text-properties style:font-weight-complex="bold"/>
    </style:style>
    <style:style style:name="P9" style:parent-style-name="Standard" style:family="paragraph">
      <style:text-properties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style:font-weight-complex="bold"/>
    </style:style>
    <style:style style:name="P12" style:parent-style-name="Standard" style:family="paragraph">
      <style:text-properties style:font-weight-complex="bold"/>
    </style:style>
    <style:style style:name="P13" style:parent-style-name="Standard" style:family="paragraph">
      <style:text-properties style:font-weight-complex="bold"/>
    </style:style>
    <style:style style:name="T14" style:parent-style-name="Predvolenépísmoodseku" style:family="text">
      <style:text-properties style:font-weight-complex="bold"/>
    </style:style>
    <style:style style:name="T15" style:parent-style-name="Predvolenépísmoodseku" style:family="text">
      <style:text-properties style:font-weight-complex="bold" fo:font-style="italic" style:font-style-asian="italic" style:font-style-complex="italic"/>
    </style:style>
    <style:style style:name="T16" style:parent-style-name="Predvolenépísmoodseku" style:family="text">
      <style:text-properties style:font-weight-complex="bold" fo:font-style="italic" style:font-style-asian="italic" style:font-style-complex="italic"/>
    </style:style>
    <style:style style:name="P17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7.10.2016</text:p>
      <text:p text:style-name="P2">Prítomní: Foltýn,Hlatky,Vakerman,Kunovská</text:p>
      <text:p text:style-name="P3">Zhrnutie:</text:p>
      <text:p text:style-name="Standard">Evka spravila z<text:s/>ganttovho diagramu časť návrh a má nastarosti<text:s/>manažmet externej a internej komunikácie. Viliam spravil časť implementácie a má nastarosti<text:s/>špecifikáciu. Jonatan spravil s ganttovho diagramu<text:s/>špecifikáciu, a ma nastarosti<text:s/>manažment práce. Peter urobil štvrtú časť ganttovho diagramu a ma nastarosti implementáciu.</text:p>
      <text:p text:style-name="Standard"/>
      <text:p text:style-name="Standard">- Treba<text:s/>vyexportovať<text:s/>ganttov diagram<text:s/>a dať na github</text:p>
      <text:p text:style-name="Standard">-<text:s/>Napísať zadávateľovi aby vytvoril vetvu na serveri.<text:tab/></text:p>
      <text:p text:style-name="Standard"/>
      <text:p text:style-name="Standard">Z cvičiacim sme dohodli detaily<text:s/>špecifikácie:</text:p>
      <text:p text:style-name="Standard"/>
      <text:list text:style-name="LFO1" text:continue-numbering="true">
        <text:list-item>
          <text:list>
            <text:list-item>
              <text:p text:style-name="P4">kapitola úvodná, na čo je<text:s/>určený<text:s/>pre koho čo v<text:s/>ňom<text:s/>je.</text:p>
            </text:list-item>
          </text:list>
        </text:list-item>
      </text:list>
      <text:p text:style-name="P5"/>
      <text:p text:style-name="Standard"><text:span text:style-name="T6">1.2 <text:s/></text:span>2-3 vety rozsah čo do toho patrí a nepatrí.</text:p>
      <text:p text:style-name="P7"/>
      <text:p text:style-name="P8">1.3 Skratky pojmy</text:p>
      <text:p text:style-name="Standard"><text:s/>-ročník, kolo zadanie<text:s/>používateľ,<text:s/>súťažný<text:s/>tím.</text:p>
      <text:p text:style-name="Standard"><text:s/>-napr Tim ma<text:s/>názov<text:s/>kt sa nemení, svoje údaje sa<text:s/>zadávajú<text:s/>len raz.</text:p>
      <text:p text:style-name="Standard"><text:s/>-(fotka tímu, vyzvať ak nemajú)</text:p>
      <text:p text:style-name="Standard"/>
      <text:p text:style-name="P9">1.5<text:s/>Prehlaď<text:s/>dokumentu</text:p>
      <text:p text:style-name="P10"/>
      <text:p text:style-name="P11">2. popísať ľudským jazykom aby ho pochopil aj<text:s/>laik.</text:p>
      <text:p text:style-name="P12"><text:s/>-perspektíva<text:s/>prehľad funkcii</text:p>
      <text:p text:style-name="P13"/>
      <text:p text:style-name="Standard"><text:span text:style-name="T14">3. Všetky požiadavky <text:s/></text:span><text:span text:style-name="T15">každá</text:span><text:span text:style-name="T16"><text:s/>2-3 vetami</text:span></text:p>
      <text:p text:style-name="Standard"><text:s/>- členene do skupín</text:p>
      <text:p text:style-name="Standard"><text:s/>- hodnotenie</text:p>
      <text:p text:style-name="Standard"><text:s/>- požiadavky</text:p>
      <text:p text:style-name="Standard"/>
      <text:p text:style-name="Standard">Malo by to byť<text:s/>nezávisle<text:s/>od<text:s/>kódu..<text:s/>Zadávateľ<text:s/>chce funkcie</text:p>
      <text:p text:style-name="Standard"/>
      <text:p text:style-name="P17">Budúci<text:s/>týždeň</text:p>
      <text:p text:style-name="Standard"><text:tab/>entitno-relačny diagram (rozhodcovia<text:s/>sú<text:s/>entiti zadanie aj hodnotenie)</text:p>
      <text:p text:style-name="Standard"><text:tab/>stavový<text:s/>diagram (životný<text:s/>cyklus ako prebieha,<text:s/>pasívny)</text:p>
      <text:p text:style-name="Standard"><text:tab/>use case</text:p>
      <text:p text:style-name="Standard">-<text:s/>Zadávateľom<text:s/>schválene zmeny napr.<text:s/>zmeny v<text:s/>databáze<text:s/>aké<text:s/>moduly sa<text:s/>budú<text:s/>robiť, čo sa mení.</text:p>
      <text:p text:style-name="Standard"><text:tab/>aké<text:s/>technológie<text:s/>sa bude meniť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Názov" style:display-name="Názov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nat_000</meta:initial-creator>
    <dc:creator>Microsoft account</dc:creator>
    <meta:creation-date>2016-10-07T17:11:00Z</meta:creation-date>
    <dc:date>2016-10-07T17:11:00Z</dc:date>
    <meta:template xlink:href="Normal" xlink:type="simple"/>
    <meta:editing-cycles>2</meta:editing-cycles>
    <meta:editing-duration>PT0S</meta:editing-duration>
    <meta:document-statistic meta:page-count="1" meta:paragraph-count="2" meta:word-count="201" meta:character-count="1346" meta:row-count="9" meta:non-whitespace-character-count="1147"/>
  </office:meta>
</office:document-meta>
</file>